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width="0cm" draw:marker-start-width="0.21cm" draw:marker-end-width="0.21cm" draw:fill-color="#ffff00" draw:textarea-horizontal-align="justify" draw:textarea-vertical-align="middle" draw:auto-grow-height="false" fo:padding-top="0.05cm" fo:padding-bottom="0.05cm" fo:padding-left="0.175cm" fo:padding-right="0.175cm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Default">
        <draw:custom-shape draw:style-name="gr1" draw:text-style-name="P1" draw:layer="layout" svg:width="4cm" svg:height="4.1cm" svg:x="6.5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cm" svg:height="5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8.5cm" svg:y1="8.7cm" svg:x2="10.3cm" svg:y2="6.7cm">
          <text:p/>
        </draw:line>
        <draw:custom-shape draw:style-name="gr2" draw:text-style-name="P1" draw:layer="layout" svg:width="5cm" svg:height="5cm" svg:x="3.4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cm" svg:height="4.3cm" svg:x="7cm" svg:y="1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5cm" svg:height="5cm" svg:x="3.4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cm" svg:height="4.1cm" svg:x="6.5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3cm" svg:height="1.2cm" svg:x="7.5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5cm" svg:stroke-color="#000000" draw:marker-start-width="0.43cm" draw:marker-start-center="false" draw:marker-end-width="0.43cm" draw:marker-end-center="false" draw:fill="solid" draw:fill-color="#666666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15cm" svg:stroke-color="#00ff00" draw:marker-start-width="0.44cm" draw:marker-end="Arrow" draw:marker-end-width="0.84cm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BackgroundCircle" style:family="graphic" style:parent-style-name="standard"/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nis </meta:initial-creator>
    <meta:creation-date>2012-01-17T17:56:19</meta:creation-date>
    <dc:date>2012-01-17T18:11:32</dc:date>
    <dc:creator>Denis </dc:creator>
    <meta:editing-duration>PT15M14S</meta:editing-duration>
    <meta:editing-cycles>2</meta:editing-cycles>
    <meta:generator>LibreOffice/3.4$Unix LibreOffice_project/340m1$Build-402</meta:generator>
    <meta:document-statistic meta:object-count="8"/>
  </office:meta>
</office:document-meta>
</file>